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color="#009900"/>
    </style:style>
    <style:style style:name="P3" style:family="paragraph">
      <style:text-properties fo:color="#808080"/>
    </style:style>
    <style:style style:name="T1" style:family="text">
      <style:text-properties fo:color="#eeeeee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990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6.837cm" presentation:class="title" presentation:user-transformed="true">
          <draw:text-box>
            <text:p>Architectural Styles of the World Wide We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stuff is HTTP reques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T <text:s text:c="2"/>http://example.org/dogs</text:p>
                <text:p><text:s text:c="11"/>{ headers }</text:p>
                <text:p/>
              </text:list-item>
              <text:list-item>
                <text:p xml:id="id1" text:id="id1">POST <text:s text:c="2"/>http://example.org/dogs </text:p>
                <text:p xml:id="id2" text:id="id2"><text:s text:c="11"/>{ headers }</text:p>
                <text:p xml:id="id3" text:id="id3"><text:s text:c="11"/>name: “gnome”</text:p>
                <text:p xml:id="id4" text:id="id4"><text:s text:c="11"/>num_legs: 5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stuff is HTTP reques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T <text:s text:c="2"/><text:span text:style-name="T1">http://example.org</text:span>/dogs</text:p>
                <text:p><text:s text:c="11"/>{ headers }</text:p>
                <text:p/>
              </text:list-item>
              <text:list-item>
                <text:p>POST <text:s text:c="2"/><text:span text:style-name="T1">http://example.org</text:span>/dogs </text:p>
                <text:p><text:s text:c="11"/>{ headers }</text:p>
                <text:p><text:s text:c="11"/>name: “gnome”</text:p>
                <text:p><text:s text:c="11"/>num_legs: 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web apps have a lot of these... (potentially infinite)</text:p>
          </draw:text-box>
        </draw:frame>
        <draw:frame presentation:style-name="pr3" draw:layer="layout" svg:width="5.712cm" svg:height="12.179cm" svg:x="2.2cm" svg:y="5.614cm" presentation:class="outline" presentation:user-transformed="true">
          <draw:text-box>
            <text:list text:style-name="L2">
              <text:list-item>
                <text:p>GET example.org/dogs</text:p>
              </text:list-item>
              <text:list-item>
                <text:p>POST example.org/dogs</text:p>
              </text:list-item>
              <text:list-item>
                <text:p>GET example.org/dogs/23478</text:p>
              </text:list-item>
              <text:list-item>
                <text:p>PUT example.org/dogs/23478</text:p>
              </text:list-item>
              <text:list-item>
                <text:p>GET example.org/leashes</text:p>
              </text:list-item>
              <text:list-item>
                <text:p>GET example.org/someotherthing</text:p>
              </text:list-item>
              <text:list-item>
                <text:p>GET example.org/fasoifn</text:p>
              </text:list-item>
              <text:list-item>
                <text:p>GET example.org/reerg/aoewoigj</text:p>
              </text:list-item>
              <text:list-item>
                <text:p>GET example.org/sdgfwe/3453</text:p>
              </text:list-item>
              <text:list-item>
                <text:p>GET example.org/</text:p>
              </text:list-item>
              <text:list-item>
                <text:p>GET example.org/ewofij</text:p>
              </text:list-item>
              <text:list-item>
                <text:p>GET example.org/what</text:p>
              </text:list-item>
              <text:list-item>
                <text:p>POST example.org/</text:p>
              </text:list-item>
              <text:list-item>
                <text:p>DELETE example.org/nerf</text:p>
              </text:list-item>
              <text:list-item>
                <text:p>GET example.org/nerf</text:p>
              </text:list-item>
              <text:list-item>
                <text:p>GET example.org/getgerg</text:p>
              </text:list-item>
              <text:list-item>
                <text:p>GET example.org/sdfohj</text:p>
              </text:list-item>
              <text:list-item>
                <text:p>POST example.org/nerf</text:p>
              </text:list-item>
              <text:list-item>
                <text:p>GET example.org/ergerg</text:p>
              </text:list-item>
              <text:list-item>
                <text:p>GET example.org/ebebhe5he</text:p>
              </text:list-item>
              <text:list-item>
                <text:p>GET example.org/qergqe</text:p>
              </text:list-item>
              <text:list-item>
                <text:p>GET example.org/eqgheqr</text:p>
              </text:list-item>
              <text:list-item>
                <text:p>DELETE example.org/ghergh</text:p>
              </text:list-item>
              <text:list-item>
                <text:p>POST example.org/3h</text:p>
              </text:list-item>
              <text:list-item>
                <text:p>GET example.org/eq5h</text:p>
                <text:p>….</text:p>
              </text:list-item>
            </text:list>
          </draw:text-box>
        </draw:frame>
        <draw:frame presentation:style-name="pr3" draw:layer="layout" svg:width="5.712cm" svg:height="12.179cm" svg:x="8.55cm" svg:y="5.639cm" presentation:class="outline" presentation:user-transformed="true">
          <draw:text-box>
            <text:list text:style-name="L2">
              <text:list-item>
                <text:p>GET example.org/dogs</text:p>
              </text:list-item>
              <text:list-item>
                <text:p>POST example.org/dogs</text:p>
              </text:list-item>
              <text:list-item>
                <text:p>GET example.org/dogs/23478</text:p>
              </text:list-item>
              <text:list-item>
                <text:p>PUT example.org/dogs/23478</text:p>
              </text:list-item>
              <text:list-item>
                <text:p>GET example.org/leashes</text:p>
              </text:list-item>
              <text:list-item>
                <text:p>GET example.org/someotherthing</text:p>
              </text:list-item>
              <text:list-item>
                <text:p>GET example.org/fasoifn</text:p>
              </text:list-item>
              <text:list-item>
                <text:p>GET example.org/reerg/aoewoigj</text:p>
              </text:list-item>
              <text:list-item>
                <text:p>GET example.org/sdgfwe/3453</text:p>
              </text:list-item>
              <text:list-item>
                <text:p>GET example.org/</text:p>
              </text:list-item>
              <text:list-item>
                <text:p>GET example.org/ewofij</text:p>
              </text:list-item>
              <text:list-item>
                <text:p>GET example.org/what</text:p>
              </text:list-item>
              <text:list-item>
                <text:p>POST example.org/</text:p>
              </text:list-item>
              <text:list-item>
                <text:p>DELETE example.org/nerf</text:p>
              </text:list-item>
              <text:list-item>
                <text:p>GET example.org/nerf</text:p>
              </text:list-item>
              <text:list-item>
                <text:p>GET example.org/getgerg</text:p>
              </text:list-item>
              <text:list-item>
                <text:p>GET example.org/sdfohj</text:p>
              </text:list-item>
              <text:list-item>
                <text:p>POST example.org/nerf</text:p>
              </text:list-item>
              <text:list-item>
                <text:p>GET example.org/ergerg</text:p>
              </text:list-item>
              <text:list-item>
                <text:p>GET example.org/ebebhe5he</text:p>
              </text:list-item>
              <text:list-item>
                <text:p>GET example.org/qergqe</text:p>
              </text:list-item>
              <text:list-item>
                <text:p>GET example.org/eqgheqr</text:p>
              </text:list-item>
              <text:list-item>
                <text:p>DELETE example.org/ghergh</text:p>
              </text:list-item>
              <text:list-item>
                <text:p>POST example.org/3h</text:p>
              </text:list-item>
              <text:list-item>
                <text:p>GET example.org/eq5h</text:p>
                <text:p>….</text:p>
              </text:list-item>
            </text:list>
          </draw:text-box>
        </draw:frame>
        <draw:frame presentation:style-name="pr3" draw:layer="layout" svg:width="5.712cm" svg:height="12.179cm" svg:x="14.3cm" svg:y="5.615cm" presentation:class="outline" presentation:user-transformed="true">
          <draw:text-box>
            <text:list text:style-name="L2">
              <text:list-item>
                <text:p>GET example.org/dogs</text:p>
              </text:list-item>
              <text:list-item>
                <text:p>POST example.org/dogs</text:p>
              </text:list-item>
              <text:list-item>
                <text:p>GET example.org/dogs/23478</text:p>
              </text:list-item>
              <text:list-item>
                <text:p>PUT example.org/dogs/23478</text:p>
              </text:list-item>
              <text:list-item>
                <text:p>GET example.org/leashes</text:p>
              </text:list-item>
              <text:list-item>
                <text:p>GET example.org/someotherthing</text:p>
              </text:list-item>
              <text:list-item>
                <text:p>GET example.org/fasoifn</text:p>
              </text:list-item>
              <text:list-item>
                <text:p>GET example.org/reerg/aoewoigj</text:p>
              </text:list-item>
              <text:list-item>
                <text:p>GET example.org/sdgfwe/3453</text:p>
              </text:list-item>
              <text:list-item>
                <text:p>GET example.org/</text:p>
              </text:list-item>
              <text:list-item>
                <text:p>GET example.org/ewofij</text:p>
              </text:list-item>
              <text:list-item>
                <text:p>GET example.org/what</text:p>
              </text:list-item>
              <text:list-item>
                <text:p>POST example.org/</text:p>
              </text:list-item>
              <text:list-item>
                <text:p>DELETE example.org/nerf</text:p>
              </text:list-item>
              <text:list-item>
                <text:p>GET example.org/nerf</text:p>
              </text:list-item>
              <text:list-item>
                <text:p>GET example.org/getgerg</text:p>
              </text:list-item>
              <text:list-item>
                <text:p>GET example.org/sdfohj</text:p>
              </text:list-item>
              <text:list-item>
                <text:p>POST example.org/nerf</text:p>
              </text:list-item>
              <text:list-item>
                <text:p>GET example.org/ergerg</text:p>
              </text:list-item>
              <text:list-item>
                <text:p>GET example.org/ebebhe5he</text:p>
              </text:list-item>
              <text:list-item>
                <text:p>GET example.org/qergqe</text:p>
              </text:list-item>
              <text:list-item>
                <text:p>GET example.org/eqgheqr</text:p>
              </text:list-item>
              <text:list-item>
                <text:p>DELETE example.org/ghergh</text:p>
              </text:list-item>
              <text:list-item>
                <text:p>POST example.org/3h</text:p>
              </text:list-item>
              <text:list-item>
                <text:p>GET example.org/eq5h</text:p>
                <text:p>….</text:p>
              </text:list-item>
            </text:list>
          </draw:text-box>
        </draw:frame>
        <draw:frame presentation:style-name="pr3" draw:layer="layout" svg:width="5.712cm" svg:height="12.179cm" svg:x="20.1cm" svg:y="5.615cm" presentation:class="outline" presentation:user-transformed="true">
          <draw:text-box>
            <text:list text:style-name="L2">
              <text:list-item>
                <text:p>GET example.org/dogs</text:p>
              </text:list-item>
              <text:list-item>
                <text:p>POST example.org/dogs</text:p>
              </text:list-item>
              <text:list-item>
                <text:p>GET example.org/dogs/23478</text:p>
              </text:list-item>
              <text:list-item>
                <text:p>PUT example.org/dogs/23478</text:p>
              </text:list-item>
              <text:list-item>
                <text:p>GET example.org/leashes</text:p>
              </text:list-item>
              <text:list-item>
                <text:p>GET example.org/someotherthing</text:p>
              </text:list-item>
              <text:list-item>
                <text:p>GET example.org/fasoifn</text:p>
              </text:list-item>
              <text:list-item>
                <text:p>GET example.org/reerg/aoewoigj</text:p>
              </text:list-item>
              <text:list-item>
                <text:p>GET example.org/sdgfwe/3453</text:p>
              </text:list-item>
              <text:list-item>
                <text:p>GET example.org/</text:p>
              </text:list-item>
              <text:list-item>
                <text:p>GET example.org/ewofij</text:p>
              </text:list-item>
              <text:list-item>
                <text:p>GET example.org/what</text:p>
              </text:list-item>
              <text:list-item>
                <text:p>POST example.org/</text:p>
              </text:list-item>
              <text:list-item>
                <text:p>DELETE example.org/nerf</text:p>
              </text:list-item>
              <text:list-item>
                <text:p>GET example.org/nerf</text:p>
              </text:list-item>
              <text:list-item>
                <text:p>GET example.org/getgerg</text:p>
              </text:list-item>
              <text:list-item>
                <text:p>GET example.org/sdfohj</text:p>
              </text:list-item>
              <text:list-item>
                <text:p>POST example.org/nerf</text:p>
              </text:list-item>
              <text:list-item>
                <text:p>GET example.org/ergerg</text:p>
              </text:list-item>
              <text:list-item>
                <text:p>GET example.org/ebebhe5he</text:p>
              </text:list-item>
              <text:list-item>
                <text:p>GET example.org/qergqe</text:p>
              </text:list-item>
              <text:list-item>
                <text:p>GET example.org/eqgheqr</text:p>
              </text:list-item>
              <text:list-item>
                <text:p>DELETE example.org/ghergh</text:p>
              </text:list-item>
              <text:list-item>
                <text:p>POST example.org/3h</text:p>
              </text:list-item>
              <text:list-item>
                <text:p>GET example.org/eq5h</text:p>
                <text:p>…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se are numerous. We need some organization.</text:p>
              </text:list-item>
              <text:list-item>
                <text:p xml:id="id5" text:id="id5">They should be semantic and intuitive.</text:p>
              </text:list-item>
              <text:list-item>
                <text:p xml:id="id6" text:id="id6">They should be amenable to optimiz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REpresentational State Transfer (REST)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“Represent” your interactions with the data as URLs and HTTP verbs.</text:p>
              </text:list-item>
              <text:list-item>
                <text:p xml:id="id7" text:id="id7">Guidelines on what your URLs should look like.</text:p>
              </text:list-item>
              <text:list-item>
                <text:p xml:id="id8" text:id="id8">Dominant pattern for over a decad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ful HTTP Verb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T <text:s text:c="2"/>- <text:s text:c="2"/>“I just want some content.”</text:p>
              </text:list-item>
              <text:list-item>
                <text:p xml:id="id9" text:id="id9"><text:span text:style-name="T3">POST</text:span> - <text:s text:c="2"/>“Intended to write data somewhere. <text:s/><text:tab/><text:tab/><text:tab/><text:tab/><text:span text:style-name="T4">Creates</text:span> a persistent change.”</text:p>
              </text:list-item>
              <text:list-item>
                <text:p xml:id="id10" text:id="id10"><text:span text:style-name="T3">PUT</text:span> <text:s text:c="2"/>- <text:s text:c="2"/>“<text:span text:style-name="T4">Edits</text:span> some existing data.”</text:p>
              </text:list-item>
              <text:list-item>
                <text:p xml:id="id11" text:id="id11">DELETE - <text:s text:c="2"/>“<text:span text:style-name="T4">Remove</text:span> existing data.”</text:p>
              </text:list-item>
            </text:list>
          </draw:text-box>
        </draw:frame>
        <draw:frame draw:style-name="gr2" draw:text-style-name="P2" draw:layer="layout" svg:width="6.242cm" svg:height="0.962cm" svg:x="2.14cm" svg:y="14.278cm">
          <draw:text-box>
            <text:p><text:span text:style-name="T3">*Has a request body</text:span></text:p>
          </draw:text-box>
        </draw:frame>
        <draw:frame draw:style-name="gr2" draw:text-style-name="P3" draw:layer="layout" svg:width="17.452cm" svg:height="0.962cm" svg:x="2.286cm" svg:y="16.764cm">
          <draw:text-box>
            <text:p><text:span text:style-name="T5">disregard: HEAD, OPTIONS, PATCH, MOVE, PURGE, etc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Tful routes for Dog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T <text:s/>/dogs <text:s text:c="7"/>see a list of dogs</text:p>
              </text:list-item>
              <text:list-item>
                <text:p xml:id="id12" text:id="id12">POST <text:s/>/dogs <text:s text:c="5"/>create a new dog</text:p>
              </text:list-item>
              <text:list-item>
                <text:p xml:id="id13" text:id="id13">GET <text:s/>/dogs/17 <text:s text:c="2"/>see dog with id 17</text:p>
              </text:list-item>
              <text:list-item>
                <text:p xml:id="id14" text:id="id14">GET <text:s/>/dogs/fido <text:s/>see dog with username “fido”</text:p>
              </text:list-item>
              <text:list-item>
                <text:p xml:id="id15" text:id="id15">PUT <text:s/>/dogs/17 <text:s text:c="3"/>edit info on dog #17</text:p>
              </text:list-item>
              <text:list-item>
                <text:p xml:id="id16" text:id="id16">DELETE <text:s/>/dogs/17 <text:s/>delete dog #17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Tful routes for Ca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T <text:s/>/cats <text:s text:c="7"/>see a list of dogs</text:p>
              </text:list-item>
              <text:list-item>
                <text:p>POST <text:s/>/cats <text:s text:c="5"/>create a new dog</text:p>
              </text:list-item>
              <text:list-item>
                <text:p>GET <text:s/>/cats/17 <text:s text:c="2"/>see dog with id 17</text:p>
              </text:list-item>
              <text:list-item>
                <text:p>GET <text:s/>/cats/fido <text:s/>see dog with username “fido”</text:p>
              </text:list-item>
              <text:list-item>
                <text:p>PUT <text:s/>/cats/17 <text:s text:c="3"/>edit info on dog #17</text:p>
              </text:list-item>
              <text:list-item>
                <text:p>DELETE <text:s/>/cats/17 <text:s/>delete dog #1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 Advanta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ame-spacing</text:p>
              </text:list-item>
              <text:list-item>
                <text:p xml:id="id17" text:id="id17">You know exactly what a route should do with the database.</text:p>
              </text:list-item>
              <text:list-item>
                <text:p xml:id="id18" text:id="id18">Vice versa: for a database query, you know what the URL should be.</text:p>
              </text:list-item>
              <text:list-item>
                <text:p xml:id="id19" text:id="id19">Allows “performance tuning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Simple Object Access Protocol (SOAP)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s://en.wikipedia.org/wiki/SOAP#Example_message" xlink:type="simple">https://en.wikipedia.org/wiki/SOAP#Example_message</text:a></text:p>
              </text:list-item>
              <text:list-item>
                <text:p>XML-structured request body (needs to have a request body).</text:p>
              </text:list-item>
              <text:list-item>
                <text:p>All POST requests to a shared URL</text:p>
              </text:list-item>
              <text:list-item>
                <text:p>Used to be the primary alternative to REST, but rarely used by modern app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AP Advantages</text:p>
          </draw:text-box>
        </draw:frame>
        <draw:frame presentation:style-name="pr3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Simple to set up (only one route)</text:p>
              </text:list-item>
              <text:list-item>
                <text:p>Protocol-neutral (doesn't actually have to be HTTP</text:p>
              </text:list-item>
            </text:list>
          </draw:text-box>
        </draw:frame>
        <draw:frame presentation:style-name="pr1" xml:id="id20" draw:id="id20" draw:layer="layout" svg:width="25.199cm" svg:height="3.506cm" svg:x="1.4cm" svg:y="9.448cm" presentation:class="title" presentation:user-transformed="true">
          <draw:text-box>
            <text:p>SOAP Disadvantages</text:p>
          </draw:text-box>
        </draw:frame>
        <draw:frame presentation:style-name="pr3" xml:id="id21" draw:id="id21" draw:layer="layout" svg:width="25.199cm" svg:height="4.992cm" svg:x="1.401cm" svg:y="12.414cm" presentation:class="outline" presentation:user-transformed="true">
          <draw:text-box>
            <text:list text:style-name="L2">
              <text:list-item>
                <text:p>XML has fallen out of favor</text:p>
              </text:list-item>
              <text:list-item>
                <text:p>Verbose</text:p>
              </text:list-item>
              <text:list-item>
                <text:p>Slow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ed this year - Graph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me apps having querying needs too complex for REST.</text:p>
              </text:list-item>
              <text:list-item>
                <text:p xml:id="id22" text:id="id22">Getting all the necessary data for a page requires multiple queries and can result in “over-fetching.”</text:p>
              </text:list-item>
              <text:list-item>
                <text:p xml:id="id23" text:id="id23">But SOAP is not expressive enough.</text:p>
              </text:list-item>
              <text:list-item>
                <text:p xml:id="id24" text:id="id24">Facebook created GraphQL for their need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gain, simple to set up. One route.</text:p>
              </text:list-item>
              <text:list-item>
                <text:p>More expressive. Get precisely the data you need and no more.</text:p>
              </text:list-item>
              <text:list-item>
                <text:p>Performant.</text:p>
                <text:p/>
                <text:p>Example: <text:a xlink:href="https://blog.risingstack.com/graphql-overview-getting-started-with-graphql-and-nodejs/" xlink:type="simple">https://blog.risingstack.com/graphql-overview-getting-started-with-graphql-and-nodejs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10:19:27.119720815</meta:creation-date>
    <dc:date>2016-03-22T14:19:07.279955280</dc:date>
    <meta:editing-duration>PT1H28M57S</meta:editing-duration>
    <meta:editing-cycles>17</meta:editing-cycles>
    <meta:generator>LibreOffice/4.2.8.2$Linux_X86_64 LibreOffice_project/420m0$Build-2</meta:generator>
    <meta:document-statistic meta:object-count="83"/>
  </office:meta>
</office:document-meta>
</file>